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2-30_07-15-10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2-30_02-28-07_000.jpg</text:p>
          </table:table-cell>
          <table:table-cell table:style-name="ce26" office:value-type="string">
            <text:p>:m :PHOTO 寝た時刻 / 2022 / オナニー、未了、duration=1.0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.0時間ぐらい,other=~">
            <text:p>:m :PHOTO 寝た時刻 / 2022 / オナニー、未了、duration=1.0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2-29_17-58-48_000.jpg</text:p>
          </table:table-cell>
          <table:table-cell table:style-name="ce26" office:value-type="string">
            <text:p>:m #*# / memo:other(m:other) / topic=習字, about=,other=,id=~,content=野;賀;横;顧;親;能;無;機;熱;海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other(m:other) / topic=習字, about=,other=,id=~,content=野;賀;横;顧;親;能;無;機;熱;海;">
            <text:p>:m #*# / memo:other(m:other) / topic=習字, about=,other=,id=~,content=野;賀;横;顧;親;能;無;機;熱;海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2-29_17-47-21_000.jpg</text:p>
          </table:table-cell>
          <table:table-cell table:style-name="ce26" office:value-type="string">
            <text:p>:m #*# RES / JVEMV6 64#229_hattatsu_sugao / 『発達障害の素顔』 著者=山口真美,校注=~ / p.18 / w=マキシ課題；第１次視覚野,topic=~,publisher=~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RES / JVEMV6 64#229_hattatsu_sugao / 『発達障害の素顔』 著者=山口真美,校注=~ / p.18 / w=マキシ課題；第１次視覚野,topic=~,publisher=~,other=~">
            <text:p>:m #*# RES / JVEMV6 64#229_hattatsu_sugao / 『発達障害の素顔』 著者=山口真美,校注=~ / p.18 / w=マキシ課題；第１次視覚野,topic=~,publisher=~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29_22-22-52_000.jpg</text:p>
          </table:table-cell>
          <table:table-cell table:style-name="ce26" office:value-type="string">
            <text:p>:m RES 1*1 / free# JVEMV6 83#_71:1 / 83. chemistry / topics=無機化学：原子核,w=~,s=~,i=~,other=memo+:アップクオーク、ダウンクォーク：質量,next=,doc=r-1-1~1.2:f-15.3#R.~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RES 1*1 / free# JVEMV6 83#_71:1 / 83. chemistry / topics=無機化学：原子核,w=~,s=~,i=~,other=memo+:アップクオーク、ダウンクォーク：質量,next=,doc=r-1-1~1.2:f-15.3#R.~2">
            <text:p>:m RES 1*1 / free# JVEMV6 83#_71:1 / 83. chemistry / topics=無機化学：原子核,w=~,s=~,i=~,other=memo+:アップクオーク、ダウンクォーク：質量,next=,doc=r-1-1~1.2:f-15.3#R.~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2-12-29_14-08-09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2-29_21-25-5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7" office:value-type="string">
            <text:p>2022-12-30_10-52-17_000.jpg</text:p>
          </table:table-cell>
          <table:table-cell table:style-name="ce26" office:value-type="string">
            <text:p>:PHOTO 記録 / subject=pH調べ：焼酎（麦：よかよか） / location=自室 / content=,for=~,other=~,activity-id(act-id)=UED8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subject=pH調べ：焼酎（麦：よかよか） / location=自室 / content=,for=~,other=~,activity-id(act-id)=UED8">
            <text:p>:PHOTO 記録 / subject=pH調べ：焼酎（麦：よかよか） / location=自室 / content=,for=~,other=~,activity-id(act-id)=UED8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12-30_00-00-45_000.jpg</text:p>
          </table:table-cell>
          <table:table-cell table:style-name="ce26" office:value-type="string">
            <text:p>:i #*# / topic=大晦日：供え物 / subject=~, content=供えの品：盛り付け方、組み方, other=media:自作メモ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i #*# / topic=大晦日：供え物 / subject=~, content=供えの品：盛り付け方、組み方, other=media:自作メモ">
            <text:p>:i #*# / topic=大晦日：供え物 / subject=~, content=供えの品：盛り付け方、組み方, other=media:自作メモ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 office:value-type="string">
            <text:p>2022-12-30_11-17-33_000.jpg</text:p>
          </table:table-cell>
          <table:table-cell table:style-name="ce26" office:value-type="string">
            <text:p>:m other / 記録　文書：手順 / subject=ｐH測定；ペーハー,content=やることリスト：用意～実行～片付け,other=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other / 記録　文書：手順 / subject=ｐH測定；ペーハー,content=やることリスト：用意～実行～片付け,other=">
            <text:p>:m other / 記録　文書：手順 / subject=ｐH測定；ペーハー,content=やることリスト：用意～実行～片付け,other=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2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2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30">2022/12/30</text:date>, <text:time>11:50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30T11:50:51.25</dc:date>
    <dc:creator>iwabuchi ken</dc:creator>
    <meta:editing-duration>P52DT14H22M52S</meta:editing-duration>
    <meta:editing-cycles>16870</meta:editing-cycles>
    <meta:document-statistic meta:table-count="2" meta:cell-count="918" meta:object-count="0"/>
    <meta:user-defined meta:name="qrichtext">1</meta:user-defined>
  </office:meta>
</office:document-meta>
</file>